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- name: Install metric beat</text:p>
      <text:p text:style-name="Standard"><text:s text:c="2"/>hosts: webservers</text:p>
      <text:p text:style-name="Standard"><text:s text:c="2"/>become: true</text:p>
      <text:p text:style-name="Standard"><text:s text:c="2"/>tasks:</text:p>
      <text:p text:style-name="Standard"/>
      <text:p text:style-name="Standard"><text:s text:c="2"/>- name: Download metricbeat</text:p>
      <text:p text:style-name="Standard"><text:s text:c="4"/>command: curl -L -O https://artifacts.elastic.co/downloads/beats/metricbeat/metricbeat-7.4.0-amd64.deb</text:p>
      <text:p text:style-name="Standard"/>
      <text:p text:style-name="Standard"><text:s text:c="2"/>- name: Install metricbeat</text:p>
      <text:p text:style-name="Standard"><text:s text:c="4"/>command: dpkg -i metricbeat-7.4.0-amd64.deb</text:p>
      <text:p text:style-name="Standard"/>
      <text:p text:style-name="Standard"><text:s text:c="2"/>- name: drop in metricbeat config</text:p>
      <text:p text:style-name="Standard"><text:s text:c="4"/>copy:</text:p>
      <text:p text:style-name="Standard"><text:s text:c="6"/>src: /etc/ansible/files/metricbeat-config.yml</text:p>
      <text:p text:style-name="Standard"><text:s text:c="6"/>dest: /etc/metricbeat/metricbeat.yml</text:p>
      <text:p text:style-name="Standard"/>
      <text:p text:style-name="Standard"><text:s text:c="2"/>- name: enable and configure docker module for metric beat</text:p>
      <text:p text:style-name="Standard"><text:s text:c="4"/>command: metricbeat modules enable docker</text:p>
      <text:p text:style-name="Standard"/>
      <text:p text:style-name="Standard"><text:s text:c="2"/>- name: setup metric beat</text:p>
      <text:p text:style-name="Standard"><text:s text:c="4"/>command: metricbeat setup</text:p>
      <text:p text:style-name="Standard"/>
      <text:p text:style-name="Standard"><text:s text:c="2"/>- name: start metric beat</text:p>
      <text:p text:style-name="Standard"><text:s text:c="4"/>command: service metricbeat star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7T15:19:59.558000000</meta:creation-date>
    <dc:date>2020-12-07T15:21:28.912000000</dc:date>
    <meta:editing-duration>PT1M28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9" meta:word-count="71" meta:character-count="643" meta:non-whitespace-character-count="537"/>
  </office:meta>
</office:document-meta>
</file>